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.694cm"/>
    </style:style>
    <style:style style:name="co2" style:family="table-column">
      <style:table-column-properties fo:break-before="auto" style:column-width="19.9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97cm"/>
    </style:style>
    <style:style style:name="co5" style:family="table-column">
      <style:table-column-properties fo:break-before="auto" style:column-width="4.0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 double knob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Mfr part #</text:p>
          </table:table-cell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Unit price Ex. VAT (€)</text:p>
          </table:table-cell>
          <table:table-cell table:style-name="ce5" office:value-type="string" calcext:value-type="string">
            <text:p>Total price Ex. VAT (€)</text:p>
          </table:table-cell>
        </table:table-row>
        <table:table-row table:style-name="ro1">
          <table:table-cell table:style-name="ce6" office:value-type="string" calcext:value-type="string">
            <text:p>Electronics (prices from Digikey, 25/03/2021)</text:p>
          </table:table-cell>
          <table:table-cell table:style-name="ce10" table:number-columns-repeated="4"/>
        </table:table-row>
        <table:table-row table:style-name="ro1">
          <table:table-cell table:style-name="ce7" office:value-type="string" calcext:value-type="string">
            <text:p>MCP2221A-I/SL</text:p>
          </table:table-cell>
          <table:table-cell office:value-type="string" calcext:value-type="string">
            <text:p>USB 2.0 to I2C/UART Protocol Converter with GPIO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formula="of:=[.D3]*[.C3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MCP73831T-2ACI/OT</text:p>
          </table:table-cell>
          <table:table-cell office:value-type="string" calcext:value-type="string">
            <text:p>Single Cell, Li-Ion/Li-Polymer Charge Management Controller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table:formula="of:=[.D4]*[.C4]"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ESP32-WROVER-E (16MB)</text:p>
          </table:table-cell>
          <table:table-cell office:value-type="string" calcext:value-type="string">
            <text:p>WiFi 802.11b/g/n Transceiver Module 2.4GHz</text:p>
          </table:table-cell>
          <table:table-cell office:value-type="float" office:value="1" calcext:value-type="float">
            <text:p>1</text:p>
          </table:table-cell>
          <table:table-cell office:value-type="float" office:value="3.22" calcext:value-type="float">
            <text:p>3.22</text:p>
          </table:table-cell>
          <table:table-cell table:formula="of:=[.D5]*[.C5]" office:value-type="float" office:value="3.22" calcext:value-type="float">
            <text:p>3.22</text:p>
          </table:table-cell>
        </table:table-row>
        <table:table-row table:style-name="ro2">
          <table:table-cell office:value-type="string" calcext:value-type="string">
            <text:p>NHD-2.4-240320CF-BSXV-FT</text:p>
          </table:table-cell>
          <table:table-cell office:value-type="string" calcext:value-type="string">
            <text:p>Resistive Graphic LCD Display Module Transmissive RGB TFT</text:p>
            <text:p>Color SPI 2.4" (60.96mm) 240 x 320</text:p>
          </table:table-cell>
          <table:table-cell office:value-type="float" office:value="1" calcext:value-type="float">
            <text:p>1</text:p>
          </table:table-cell>
          <table:table-cell office:value-type="float" office:value="20.26" calcext:value-type="float">
            <text:p>20.26</text:p>
          </table:table-cell>
          <table:table-cell table:formula="of:=[.D6]*[.C6]" office:value-type="float" office:value="20.26" calcext:value-type="float">
            <text:p>20.26</text:p>
          </table:table-cell>
        </table:table-row>
        <table:table-row table:style-name="ro1">
          <table:table-cell office:value-type="string" calcext:value-type="string">
            <text:p>FFC3B11-20-T</text:p>
          </table:table-cell>
          <table:table-cell office:value-type="string" calcext:value-type="string">
            <text:p>20 Position FFC, FPC Connector Contacts, Top 0.039" (1.00mm)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table:formula="of:=[.D7]*[.C7]"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10118193-0001LF</text:p>
          </table:table-cell>
          <table:table-cell office:value-type="string" calcext:value-type="string">
            <text:p>USB - micro B USB 2.0 Receptacle Connector 5 Position Surface Mount, Right Angle; Through Hole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formula="of:=[.D8]*[.C8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MZ320UPEYL</text:p>
          </table:table-cell>
          <table:table-cell office:value-type="string" calcext:value-type="string">
            <text:p>P-Channel 30V 1A (Ta) 350mW (Ta), 6.25W (Tc)</text:p>
          </table:table-cell>
          <table:table-cell office:value-type="float" office:value="2" calcext:value-type="float">
            <text:p>2</text:p>
          </table:table-cell>
          <table:table-cell office:value-type="float" office:value="0.195" calcext:value-type="float">
            <text:p>0.195</text:p>
          </table:table-cell>
          <table:table-cell table:formula="of:=[.D9]*[.C9]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P160KNPD-2QC25B2K</text:p>
          </table:table-cell>
          <table:table-cell office:value-type="string" calcext:value-type="string">
            <text:p>2k Ohm 1 Gang Linear Panel Mount Potentiometer Detent 1 Kierros Conductive Plastic 0.2W, 1/5W PC Pins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  <table:table-cell table:formula="of:=[.D10]*[.C10]"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2048</text:p>
          </table:table-cell>
          <table:table-cell office:value-type="string" calcext:value-type="string">
            <text:p>Ribbed Knob <text:s/>Shaft with Line on Top and Side <text:s/>Blue</text:p>
          </table:table-cell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.41</text:p>
          </table:table-cell>
          <table:table-cell table:formula="of:=[.D11]*[.C11]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CL05A474KP5NNNC</text:p>
          </table:table-cell>
          <table:table-cell office:value-type="string" calcext:value-type="string">
            <text:p>0.47µF ±10% 10V Ceramic Capacitor X5R 0402 (1005 Metric)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table:formula="of:=[.D12]*[.C12]"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CL05A104KA5NNNC</text:p>
          </table:table-cell>
          <table:table-cell office:value-type="string" calcext:value-type="string">
            <text:p>0.1µF ±10% 25V Ceramic Capacitor X5R 0402 (1005 Metric)</text:p>
          </table:table-cell>
          <table:table-cell office:value-type="float" office:value="3" calcext:value-type="float">
            <text:p>3</text:p>
          </table:table-cell>
          <table:table-cell office:value-type="float" office:value="0.0256" calcext:value-type="float">
            <text:p>0.0256</text:p>
          </table:table-cell>
          <table:table-cell table:formula="of:=[.D13]*[.C13]" office:value-type="float" office:value="0.0768" calcext:value-type="float">
            <text:p>0.0768</text:p>
          </table:table-cell>
        </table:table-row>
        <table:table-row table:style-name="ro1">
          <table:table-cell office:value-type="string" calcext:value-type="string">
            <text:p>MCP1825ST-3302E/DB</text:p>
          </table:table-cell>
          <table:table-cell office:value-type="string" calcext:value-type="string">
            <text:p>Linear Voltage Regulator IC Positive Fixed 1 Output <text:s/>500mA SOT-223-3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formula="of:=[.D14]*[.C14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CM05X5R475M10AH</text:p>
          </table:table-cell>
          <table:table-cell office:value-type="string" calcext:value-type="string">
            <text:p>4.7µF ±20% 10V Ceramic Capacitor X5R 0402 (1005 Metric)</text:p>
          </table:table-cell>
          <table:table-cell office:value-type="float" office:value="3" calcext:value-type="float">
            <text:p>3</text:p>
          </table:table-cell>
          <table:table-cell office:value-type="float" office:value="0.0712" calcext:value-type="float">
            <text:p>0.0712</text:p>
          </table:table-cell>
          <table:table-cell table:formula="of:=[.D15]*[.C15]" office:value-type="float" office:value="0.2136" calcext:value-type="float">
            <text:p>0.2136</text:p>
          </table:table-cell>
        </table:table-row>
        <table:table-row table:style-name="ro1">
          <table:table-cell office:value-type="string" calcext:value-type="string">
            <text:p>CR0402-JW-103GLF</text:p>
          </table:table-cell>
          <table:table-cell office:value-type="string" calcext:value-type="string">
            <text:p>10 kOhms ±5% 0.063W, 1/16W Chip Resistor 0402 (1005 Metric) Thick Film</text:p>
          </table:table-cell>
          <table:table-cell office:value-type="float" office:value="4" calcext:value-type="float">
            <text:p>4</text:p>
          </table:table-cell>
          <table:table-cell office:value-type="float" office:value="0.0013" calcext:value-type="float">
            <text:p>0.0013</text:p>
          </table:table-cell>
          <table:table-cell table:formula="of:=[.D16]*[.C16]" office:value-type="float" office:value="0.0052" calcext:value-type="float">
            <text:p>0.0052</text:p>
          </table:table-cell>
        </table:table-row>
        <table:table-row table:style-name="ro1">
          <table:table-cell office:value-type="string" calcext:value-type="string">
            <text:p>SS24-HF</text:p>
          </table:table-cell>
          <table:table-cell office:value-type="string" calcext:value-type="string">
            <text:p>Diode Schottky 40V 2A Surface Mount DO-214AC (SMA)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table:formula="of:=[.D17]*[.C17]" office:value-type="float" office:value="0.211" calcext:value-type="float">
            <text:p>0.211</text:p>
          </table:table-cell>
        </table:table-row>
        <table:table-row table:style-name="ro1">
          <table:table-cell office:value-type="string" calcext:value-type="string">
            <text:p>CR0402-FX-2001GLF</text:p>
          </table:table-cell>
          <table:table-cell office:value-type="string" calcext:value-type="string">
            <text:p>2 kOhms ±1% 0.063W, 1/16W Chip Resistor 0402 (1005 Metric) <text:s/>Thick Film</text:p>
          </table:table-cell>
          <table:table-cell office:value-type="float" office:value="3" calcext:value-type="float">
            <text:p>3</text:p>
          </table:table-cell>
          <table:table-cell office:value-type="float" office:value="0.0034" calcext:value-type="float">
            <text:p>0.0034</text:p>
          </table:table-cell>
          <table:table-cell table:formula="of:=[.D18]*[.C18]" office:value-type="float" office:value="0.0102" calcext:value-type="float">
            <text:p>0.0102</text:p>
          </table:table-cell>
        </table:table-row>
        <table:table-row table:style-name="ro1">
          <table:table-cell office:value-type="string" calcext:value-type="string">
            <text:p>DDZ5V6ASF-7</text:p>
          </table:table-cell>
          <table:table-cell office:value-type="string" calcext:value-type="string">
            <text:p>Zener Diode 5.42V 500mW ±2% Surface Mount SOD-323F</text:p>
          </table:table-cell>
          <table:table-cell office:value-type="float" office:value="1" calcext:value-type="float">
            <text:p>1</text:p>
          </table:table-cell>
          <table:table-cell office:value-type="float" office:value="0.094" calcext:value-type="float">
            <text:p>0.094</text:p>
          </table:table-cell>
          <table:table-cell table:formula="of:=[.D19]*[.C19]"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MIC803-30D2VM3-TR</text:p>
          </table:table-cell>
          <table:table-cell office:value-type="string" calcext:value-type="string">
            <text:p>Supervisor Open Drain or Open Collector 1 Channel SOT-23-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[.D20]*[.C20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R0402-JW-104GLF</text:p>
          </table:table-cell>
          <table:table-cell office:value-type="string" calcext:value-type="string">
            <text:p>100 kOhms ±5% 0.063W, 1/16W Chip Resistor 0402 (1005 Metric) <text:s/>Thick Film</text:p>
          </table:table-cell>
          <table:table-cell office:value-type="float" office:value="3" calcext:value-type="float">
            <text:p>3</text:p>
          </table:table-cell>
          <table:table-cell office:value-type="float" office:value="0.0067" calcext:value-type="float">
            <text:p>0.0067</text:p>
          </table:table-cell>
          <table:table-cell table:formula="of:=[.D21]*[.C21]" office:value-type="float" office:value="0.0201" calcext:value-type="float">
            <text:p>0.0201</text:p>
          </table:table-cell>
        </table:table-row>
        <table:table-row table:style-name="ro1">
          <table:table-cell office:value-type="string" calcext:value-type="string">
            <text:p>GF-126-0331</text:p>
          </table:table-cell>
          <table:table-cell office:value-type="string" calcext:value-type="string">
            <text:p>Slide Switch SPDT Through Hole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table:formula="of:=[.D22]*[.C22]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ESD9X5.0ST5G</text:p>
          </table:table-cell>
          <table:table-cell office:value-type="string" calcext:value-type="string">
            <text:p>12.3V Clamp 8.7A (8/20µs) Ipp Tvs Diode Surface Mount SOD-923</text:p>
          </table:table-cell>
          <table:table-cell office:value-type="float" office:value="3" calcext:value-type="float">
            <text:p>3</text:p>
          </table:table-cell>
          <table:table-cell office:value-type="float" office:value="0.168" calcext:value-type="float">
            <text:p>0.168</text:p>
          </table:table-cell>
          <table:table-cell table:formula="of:=[.D23]*[.C23]" office:value-type="float" office:value="0.504" calcext:value-type="float">
            <text:p>0.504</text:p>
          </table:table-cell>
        </table:table-row>
        <table:table-row table:style-name="ro1">
          <table:table-cell office:value-type="string" calcext:value-type="string">
            <text:p>CR0402-JW-2R0GLF</text:p>
          </table:table-cell>
          <table:table-cell office:value-type="string" calcext:value-type="string">
            <text:p>2 Ohms ±5% 0.063W, 1/16W Chip Resistor 0402 (1005 Metric) <text:s/>Thick Film</text:p>
          </table:table-cell>
          <table:table-cell office:value-type="float" office:value="1" calcext:value-type="float">
            <text:p>1</text:p>
          </table:table-cell>
          <table:table-cell office:value-type="float" office:value="0.0064" calcext:value-type="float">
            <text:p>0.0064</text:p>
          </table:table-cell>
          <table:table-cell table:formula="of:=[.D24]*[.C24]" office:value-type="float" office:value="0.0064" calcext:value-type="float">
            <text:p>0.0064</text:p>
          </table:table-cell>
        </table:table-row>
        <table:table-row table:style-name="ro1">
          <table:table-cell table:style-name="ce6" office:value-type="string" calcext:value-type="string">
            <text:p>PCB (price from Aisler.net for 3 units, 25/03/2021)</text:p>
          </table:table-cell>
          <table:table-cell table:style-name="ce10" table:number-columns-repeated="4"/>
        </table:table-row>
        <table:table-row table:style-name="ro1">
          <table:table-cell table:style-name="ce9"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5.274" calcext:value-type="float">
            <text:p>5.274</text:p>
          </table:table-cell>
          <table:table-cell table:formula="of:=[.D26]*[.C26]" office:value-type="float" office:value="5.274" calcext:value-type="float">
            <text:p>5.274</text:p>
          </table:table-cell>
        </table:table-row>
        <table:table-row table:style-name="ro1">
          <table:table-cell table:style-name="ce6" office:value-type="string" calcext:value-type="string">
            <text:p>Battery and screws (prices from Hobby King, 25/03/2021)</text:p>
          </table:table-cell>
          <table:table-cell table:style-name="ce10" table:number-columns-repeated="4"/>
        </table:table-row>
        <table:table-row table:style-name="ro1">
          <table:table-cell table:style-name="Default" office:value-type="string" calcext:value-type="string">
            <text:p>171001209-0</text:p>
          </table:table-cell>
          <table:table-cell office:value-type="string" calcext:value-type="string">
            <text:p>Screw Flat Head Phillips M3x10mm Self Tapping Steel Black</text:p>
          </table:table-cell>
          <table:table-cell office:value-type="float" office:value="4" calcext:value-type="float">
            <text:p>4</text:p>
          </table:table-cell>
          <table:table-cell office:value-type="float" office:value="0.059" calcext:value-type="float">
            <text:p>0.059</text:p>
          </table:table-cell>
          <table:table-cell table:formula="of:=[.D28]*[.C28]" office:value-type="float" office:value="0.236" calcext:value-type="float">
            <text:p>0.236</text:p>
          </table:table-cell>
        </table:table-row>
        <table:table-row table:style-name="ro1">
          <table:table-cell table:style-name="Default" office:value-type="string" calcext:value-type="string">
            <text:p>Z850S20C</text:p>
          </table:table-cell>
          <table:table-cell office:value-type="string" calcext:value-type="string">
            <text:p>ZIPPY 850mAh 20C single cell <text:s/>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table:formula="of:=[.D29]*[.C29]" office:value-type="float" office:value="2.9" calcext:value-type="float">
            <text:p>2.9</text:p>
          </table:table-cell>
        </table:table-row>
        <table:table-row table:style-name="ro1">
          <table:table-cell table:style-name="ce6" office:value-type="string" calcext:value-type="string">
            <text:p>Box parts (prices from Sculpteo, in multijet PA12, 25/03/2021)</text:p>
          </table:table-cell>
          <table:table-cell table:style-name="ce10" table:number-columns-repeated="4"/>
        </table:table-row>
        <table:table-row table:style-name="ro1">
          <table:table-cell table:style-name="Default"/>
          <table:table-cell office:value-type="string" calcext:value-type="string">
            <text:p>Box back</text:p>
          </table:table-cell>
          <table:table-cell office:value-type="float" office:value="1" calcext:value-type="float">
            <text:p>1</text:p>
          </table:table-cell>
          <table:table-cell office:value-type="float" office:value="5.53" calcext:value-type="float">
            <text:p>5.53</text:p>
          </table:table-cell>
          <table:table-cell table:formula="of:=[.D31]*[.C31]" office:value-type="float" office:value="5.53" calcext:value-type="float">
            <text:p>5.53</text:p>
          </table:table-cell>
        </table:table-row>
        <table:table-row table:style-name="ro1">
          <table:table-cell table:style-name="Default"/>
          <table:table-cell office:value-type="string" calcext:value-type="string">
            <text:p>Box top</text:p>
          </table:table-cell>
          <table:table-cell office:value-type="float" office:value="1" calcext:value-type="float">
            <text:p>1</text:p>
          </table:table-cell>
          <table:table-cell office:value-type="float" office:value="11.36" calcext:value-type="float">
            <text:p>11.36</text:p>
          </table:table-cell>
          <table:table-cell table:formula="of:=[.D32]*[.C32]" office:value-type="float" office:value="11.36" calcext:value-type="float">
            <text:p>11.36</text:p>
          </table:table-cell>
        </table:table-row>
        <table:table-row table:style-name="ro1">
          <table:table-cell table:style-name="Default"/>
          <table:table-cell office:value-type="string" calcext:value-type="string">
            <text:p>Box support</text:p>
          </table:table-cell>
          <table:table-cell office:value-type="float" office:value="1" calcext:value-type="float">
            <text:p>1</text:p>
          </table:table-cell>
          <table:table-cell office:value-type="float" office:value="7.63" calcext:value-type="float">
            <text:p>7.63</text:p>
          </table:table-cell>
          <table:table-cell table:formula="of:=[.D33]*[.C33]" office:value-type="float" office:value="7.63" calcext:value-type="float">
            <text:p>7.63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11" office:value-type="string" calcext:value-type="string">
            <text:p>Total Ex. VAT (€)</text:p>
          </table:table-cell>
          <table:table-cell table:style-name="ce11" table:formula="of:=SUM([.E2:.E33])" office:value-type="float" office:value="64.7243" calcext:value-type="float">
            <text:p>64.72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.00.0000</text:date>, <text:time style:data-style-name="N2" text:time-value="22:20:34.340547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6T21:30:01.096805594</meta:creation-date>
    <dc:date>2021-05-06T22:21:45.608418605</dc:date>
    <meta:editing-duration>P21DT8H50M12S</meta:editing-duration>
    <meta:editing-cycles>104</meta:editing-cycles>
    <meta:generator>LibreOffice/7.1.2.2$MacOSX_X86_64 LibreOffice_project/8a45595d069ef5570103caea1b71cc9d82b2aae4</meta:generator>
    <meta:document-statistic meta:table-count="1" meta:cell-count="147" meta:object-count="0"/>
  </office:meta>
</office:document-meta>
</file>